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ServerTestsTask.setTestTarget( String theTest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ServerTestsTask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unServerTestsTask.create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ServerTestsTask.setTimeout( long th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ServerTestsTask.setTestURL( URL theTes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ServerTestsTask.setStartTarget( String theStart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ServerTestsTask.creat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ServerTestsTask.setStopTarget( String theStop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ServerTestsTask.create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